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Mono" svg:font-family="'Droid Sans Mono', monospace, monospace"/>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Heading_20_1" style:master-page-name="Standard">
      <style:paragraph-properties fo:text-align="start" style:justify-single-word="false" style:page-number="auto"/>
      <style:text-properties fo:language="pt" fo:country="BR" fo:font-style="normal" fo:font-weight="bold" officeooo:rsid="005d3980" officeooo:paragraph-rsid="005d3980" style:font-style-asian="normal" style:font-weight-asian="bold" style:font-style-complex="normal" style:font-weight-complex="bold"/>
    </style:style>
    <style:style style:name="P3" style:family="paragraph" style:parent-style-name="Heading_20_3">
      <style:text-properties officeooo:rsid="005d3980" officeooo:paragraph-rsid="005d3980"/>
    </style:style>
    <style:style style:name="P4" style:family="paragraph" style:parent-style-name="Heading_20_3">
      <style:text-properties officeooo:rsid="00613748" officeooo:paragraph-rsid="00613748"/>
    </style:style>
    <style:style style:name="P5" style:family="paragraph" style:parent-style-name="Heading_20_4">
      <style:text-properties officeooo:paragraph-rsid="005f7f63"/>
    </style:style>
    <style:style style:name="P6" style:family="paragraph" style:parent-style-name="Heading_20_4">
      <style:text-properties officeooo:paragraph-rsid="00613748"/>
    </style:style>
    <style:style style:name="P7" style:family="paragraph" style:parent-style-name="Heading_20_4">
      <style:paragraph-properties fo:break-before="page"/>
      <style:text-properties officeooo:paragraph-rsid="0070efa7"/>
    </style:style>
    <style:style style:name="P8" style:family="paragraph" style:parent-style-name="Heading_20_4" style:list-style-name="">
      <style:paragraph-properties fo:line-height="100%" fo:text-align="start" style:justify-single-word="false" fo:keep-together="always" fo:orphans="0" fo:widows="0"/>
      <style:text-properties officeooo:paragraph-rsid="0070efa7"/>
    </style:style>
    <style:style style:name="P9" style:family="paragraph" style:parent-style-name="List_20_Contents" style:list-style-name="L1"/>
    <style:style style:name="P10" style:family="paragraph" style:parent-style-name="List_20_Contents" style:list-style-name="L2"/>
    <style:style style:name="P11" style:family="paragraph" style:parent-style-name="Standard">
      <style:text-properties officeooo:paragraph-rsid="005f7f63"/>
    </style:style>
    <style:style style:name="P12" style:family="paragraph" style:parent-style-name="Standard">
      <style:text-properties officeooo:paragraph-rsid="00613748"/>
    </style:style>
    <style:style style:name="P13" style:family="paragraph" style:parent-style-name="Standard">
      <style:text-properties officeooo:rsid="00618015" officeooo:paragraph-rsid="00618015"/>
    </style:style>
    <style:style style:name="P14" style:family="paragraph" style:parent-style-name="Standard">
      <style:text-properties officeooo:paragraph-rsid="0063ded1"/>
    </style:style>
    <style:style style:name="P15" style:family="paragraph" style:parent-style-name="Standard">
      <style:text-properties officeooo:rsid="0063ded1" officeooo:paragraph-rsid="0063ded1"/>
    </style:style>
    <style:style style:name="P16" style:family="paragraph" style:parent-style-name="Standard">
      <style:text-properties fo:font-style="italic" officeooo:rsid="00674878" officeooo:paragraph-rsid="00674878" style:font-style-asian="italic" style:font-style-complex="italic"/>
    </style:style>
    <style:style style:name="P17" style:family="paragraph" style:parent-style-name="Standard">
      <style:text-properties officeooo:paragraph-rsid="006a020f"/>
    </style:style>
    <style:style style:name="T1" style:family="text">
      <style:text-properties fo:font-style="italic" officeooo:rsid="00618015"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pt" fo:country="BR"/>
    </style:style>
    <style:style style:name="T4" style:family="text">
      <style:text-properties fo:language="pt" fo:country="BR" officeooo:rsid="00561f25"/>
    </style:style>
    <style:style style:name="T5" style:family="text">
      <style:text-properties fo:language="pt" fo:country="BR" officeooo:rsid="0057016e"/>
    </style:style>
    <style:style style:name="T6" style:family="text">
      <style:text-properties fo:language="pt" fo:country="BR" fo:font-weight="bold" style:font-weight-asian="bold" style:font-weight-complex="bold"/>
    </style:style>
    <style:style style:name="T7" style:family="text">
      <style:text-properties fo:language="pt" fo:country="BR" fo:font-weight="bold" officeooo:rsid="005d3980" style:font-weight-asian="bold" style:font-weight-complex="bold"/>
    </style:style>
    <style:style style:name="T8" style:family="text">
      <style:text-properties fo:language="pt" fo:country="BR" fo:font-weight="bold" officeooo:rsid="006820f4" style:font-weight-asian="bold" style:font-weight-complex="bold"/>
    </style:style>
    <style:style style:name="T9" style:family="text">
      <style:text-properties fo:language="pt" fo:country="BR" fo:font-weight="bold" officeooo:rsid="006af45f" style:font-weight-asian="bold" style:font-weight-complex="bold"/>
    </style:style>
    <style:style style:name="T10" style:family="text">
      <style:text-properties fo:language="pt" fo:country="BR" fo:font-weight="normal" officeooo:rsid="006af45f" style:font-weight-asian="normal" style:font-weight-complex="normal"/>
    </style:style>
    <style:style style:name="T11" style:family="text">
      <style:text-properties fo:language="pt" fo:country="BR" officeooo:rsid="005d3980"/>
    </style:style>
    <style:style style:name="T12" style:family="text">
      <style:text-properties fo:language="pt" fo:country="BR" officeooo:rsid="006820f4"/>
    </style:style>
    <style:style style:name="T13" style:family="text">
      <style:text-properties fo:language="pt" fo:country="BR" officeooo:rsid="006af45f"/>
    </style:style>
    <style:style style:name="T14"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15"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16" style:family="text">
      <style:text-properties fo:color="#c9211e" loext:opacity="100%" fo:language="pt" fo:country="BR" fo:font-style="italic" fo:font-weight="normal" officeooo:rsid="005d3980"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618015" style:font-weight-asian="bold" style:font-weight-complex="bold"/>
    </style:style>
    <style:style style:name="T19" style:family="text">
      <style:text-properties fo:font-weight="bold" officeooo:rsid="00634841" style:font-weight-asian="bold" style:font-weight-complex="bold"/>
    </style:style>
    <style:style style:name="T20" style:family="text">
      <style:text-properties fo:font-weight="bold" officeooo:rsid="0063ded1" style:font-weight-asian="bold" style:font-weight-complex="bold"/>
    </style:style>
    <style:style style:name="T21" style:family="text">
      <style:text-properties fo:font-weight="bold" officeooo:rsid="00657220" style:font-weight-asian="bold" style:font-weight-complex="bold"/>
    </style:style>
    <style:style style:name="T22" style:family="text">
      <style:text-properties fo:font-weight="bold" officeooo:rsid="0065ce1e" style:font-weight-asian="bold" style:font-weight-complex="bold"/>
    </style:style>
    <style:style style:name="T23" style:family="text">
      <style:text-properties fo:font-weight="bold" officeooo:rsid="0065f442" style:font-weight-asian="bold" style:font-weight-complex="bold"/>
    </style:style>
    <style:style style:name="T24" style:family="text">
      <style:text-properties fo:font-weight="bold" officeooo:rsid="00674878" style:font-weight-asian="bold" style:font-weight-complex="bold"/>
    </style:style>
    <style:style style:name="T25" style:family="text">
      <style:text-properties fo:font-weight="bold" officeooo:rsid="006822ca" style:font-weight-asian="bold" style:font-weight-complex="bold"/>
    </style:style>
    <style:style style:name="T26" style:family="text">
      <style:text-properties fo:font-weight="bold" officeooo:rsid="006a020f" style:font-weight-asian="bold" style:font-weight-complex="bold"/>
    </style:style>
    <style:style style:name="T27" style:family="text">
      <style:text-properties fo:font-weight="bold" officeooo:rsid="006a0bfb" style:font-weight-asian="bold" style:font-weight-complex="bold"/>
    </style:style>
    <style:style style:name="T28" style:family="text">
      <style:text-properties fo:font-weight="bold" officeooo:rsid="006ccde9" style:font-weight-asian="bold" style:font-weight-complex="bold"/>
    </style:style>
    <style:style style:name="T29" style:family="text">
      <style:text-properties fo:font-weight="bold" officeooo:rsid="006fff90" style:font-weight-asian="bold" style:font-weight-complex="bold"/>
    </style:style>
    <style:style style:name="T30" style:family="text">
      <style:text-properties fo:font-weight="bold" officeooo:rsid="007052b7" style:font-weight-asian="bold" style:font-weight-complex="bold"/>
    </style:style>
    <style:style style:name="T31" style:family="text">
      <style:text-properties officeooo:rsid="005ee2a9"/>
    </style:style>
    <style:style style:name="T32" style:family="text">
      <style:text-properties officeooo:rsid="00618015"/>
    </style:style>
    <style:style style:name="T33" style:family="text">
      <style:text-properties fo:font-weight="normal" style:font-weight-asian="normal" style:font-weight-complex="normal"/>
    </style:style>
    <style:style style:name="T34" style:family="text">
      <style:text-properties fo:font-weight="normal" officeooo:rsid="0065ce1e" style:font-weight-asian="normal" style:font-weight-complex="normal"/>
    </style:style>
    <style:style style:name="T35" style:family="text">
      <style:text-properties fo:font-weight="normal" officeooo:rsid="006822ca" style:font-weight-asian="normal" style:font-weight-complex="normal"/>
    </style:style>
    <style:style style:name="T36" style:family="text">
      <style:text-properties fo:font-weight="normal" officeooo:rsid="006a0bfb" style:font-weight-asian="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61fab6"/>
    </style:style>
    <style:style style:name="T39" style:family="text">
      <style:text-properties officeooo:rsid="00634841"/>
    </style:style>
    <style:style style:name="T40" style:family="text">
      <style:text-properties officeooo:rsid="0063ded1"/>
    </style:style>
    <style:style style:name="T41" style:family="text">
      <style:text-properties officeooo:rsid="00657220"/>
    </style:style>
    <style:style style:name="T42" style:family="text">
      <style:text-properties officeooo:rsid="0065ce1e"/>
    </style:style>
    <style:style style:name="T43" style:family="text">
      <style:text-properties officeooo:rsid="0065f442"/>
    </style:style>
    <style:style style:name="T44" style:family="text">
      <style:text-properties officeooo:rsid="006822ca"/>
    </style:style>
    <style:style style:name="T45" style:family="text">
      <style:text-properties officeooo:rsid="006a020f"/>
    </style:style>
    <style:style style:name="T46" style:family="text">
      <style:text-properties officeooo:rsid="006a0bfb"/>
    </style:style>
    <style:style style:name="T47" style:family="text">
      <style:text-properties officeooo:rsid="006ccde9"/>
    </style:style>
    <style:style style:name="T48" style:family="text">
      <style:text-properties officeooo:rsid="006fff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Vantagens e Desvantagens Genéricas</text:h>
      <text:p text:style-name="P1"><text:span text:style-name="T14">Copie a estrutura a baixo para cada </text:span><text:span text:style-name="T16">Vantagem ou Desvantagem</text:span><text:span text:style-name="T14"> de seu cenário </text:span><text:span text:style-name="T15">(Delete esse parágrafo quando iniciar sua criação)</text:span></text:p>
      <text:h text:style-name="P3" text:outline-level="3"><text:span text:style-name="T5">Fí</text:span><text:span text:style-name="T3">sicos</text:span></text:h>
      <text:h text:style-name="Heading_20_4" text:outline-level="4"><text:span text:style-name="T31">Vantagens</text:span>:</text:h>
      <text:p text:style-name="Standard"><text:span text:style-name="T17">Gigante (-4):</text:span> Seu personagem tem um porte físico consideravelmente maior do que o padrão de sua espécie, geralmente medindo cerca de 1 metro a mais e pesando aproximadamente 20% a mais. Recebe um bônus de <text:span text:style-name="T17">+2D10</text:span> em <text:span text:style-name="T17">FOR</text:span> e ganha <text:span text:style-name="T17">+</text:span><text:span text:style-name="T18">10</text:span><text:span text:style-name="T17"> pontos de vitalidade</text:span>.</text:p>
      <text:p text:style-name="Standard"><text:span text:style-name="T17">Flexibilidade (-2):</text:span> Com esta vantagem, seu personagem torna-se notavelmente mais flexível do que outros de sua espécie. Testes que envolvam destreza têm seu nível de dificuldade “<text:span text:style-name="T18">ND</text:span>” reduzido em <text:span text:style-name="T18">2</text:span>.</text:p>
      <text:p text:style-name="Standard"><text:span text:style-name="T17">Sentidos Apurados (-3):</text:span> Esta qualidade aprimora todos os sentidos do seu personagem até três vezes mais do que o normal para sua espécie. Todos os testes que envolvem os sentidos <text:span text:style-name="T32">(</text:span><text:span text:style-name="T1">visão, tato, audição, olfato e paladar</text:span><text:span text:style-name="T32">)</text:span> recebem um bônus de +3 dados.</text:p>
      <text:p text:style-name="Standard"><text:span text:style-name="T17">Ambidestro (-5): </text:span>Personagens com esta qualidade são habilidosos em realizar ações usando mais de um membro. Podem realizar uma ação para cada braço em um único turno.</text:p>
      <text:p text:style-name="Standard"><text:span text:style-name="T17">Masoquismo (-6): </text:span>Personagens masoquistas encontram prazer na dor, o que lhes confere uma certa resistência a ela. Não sofrem penalidades de dados por danos à vitalidade.</text:p>
      <text:p text:style-name="Standard"><text:span text:style-name="T17">Amedrontador (-2):</text:span> Seu personagem possui uma aparência naturalmente intimidadora, inspirando um certo medo nos outros. Isso <text:span text:style-name="T17">reduz</text:span> <text:span text:style-name="T18">1 ND</text:span> em testes de impor ordens ou amedrontar.</text:p>
      <text:p text:style-name="Standard"><text:span text:style-name="T17">Noitada (-2): </text:span>Seu personagem possui uma resistência surpreendente ao cansaço. Leva mais tempo para sofrer penalidades por exaustão.</text:p>
      <text:p text:style-name="Standard"><text:span text:style-name="T17">Bela Voz (-3): </text:span>Seu personagem possui uma voz melodiosa, conferindo um bônus de <text:span text:style-name="T17">+2</text:span> em <text:span text:style-name="T17">CAR</text:span>.</text:p>
      <text:p text:style-name="P17"><text:span text:style-name="T17">Reflexos Aprimorados (-</text:span><text:span text:style-name="T26">5</text:span><text:span text:style-name="T17">): </text:span>Seu personagem possui reflexos excepcionalmente rápidos, permitindo-lhe reagir mais rapidamente a situações de perigo. Testes de <text:span text:style-name="T17">esquiva</text:span> têm seu <text:span text:style-name="T17">ND</text:span> reduzido em<text:span text:style-name="T17"> 2</text:span>.</text:p>
      <text:p text:style-name="P17"><text:span text:style-name="T17">Velocista (-4): </text:span>Seu personagem possui uma velocidade extraordinária, permitindo-lhe mover-se mais rapidamente que o comum. Ele recebe uma bonificação de <text:span text:style-name="T17">+2D10</text:span> em testes de velocidade e pode cobrir distâncias mais longas em menos tempo.</text:p>
      <text:p text:style-name="P17"><text:span text:style-name="T17">Regeneração Rápida (-5):</text:span> Seu personagem tem a capacidade de se regenerar rapidamente de ferimentos, recuperando pontos de vitalidade <text:span text:style-name="T45">o dobro de vezes </text:span>mais rapidamente que o normal.</text:p>
      <text:h text:style-name="P8" text:outline-level="4"/>
      <text:h text:style-name="P7" text:outline-level="4">Desvantagens:</text:h>
      <text:p text:style-name="Standard"><text:span text:style-name="T17">Alergia (+2 a +6):</text:span> Seu personagem é alérgico a uma substância específica, com o nível de alergia determinando os efeitos negativos.</text:p>
      <text:list text:style-name="L1">
        <text:list-item>
          <text:p text:style-name="P9"><text:span text:style-name="T17">2Xp:</text:span> Seu personagem se sente irritado <text:span text:style-name="T32">e isso tira sua </text:span>concentração para qualquer ação. Testes serão penalizados em -1D10 enquanto estiver em contato com a substância;</text:p>
        </text:list-item>
        <text:list-item>
          <text:p text:style-name="P9"><text:span text:style-name="T17">3Xp: </text:span>Seu personagem fica sonolento, se coçando etc. -2D10 em qualquer ação;</text:p>
        </text:list-item>
        <text:list-item>
          <text:p text:style-name="P9"><text:span text:style-name="T17">4Xp: </text:span>Seu personagem fica com problemas de ar. -<text:span text:style-name="T32">3</text:span>D10 em qualquer ação;</text:p>
        </text:list-item>
        <text:list-item>
          <text:p text:style-name="P9"><text:span text:style-name="T17">5Xp: </text:span>Seu personagem fica com problemas de ar. -4D10 em qualquer ação;</text:p>
        </text:list-item>
        <text:list-item>
          <text:p text:style-name="P9"><text:span text:style-name="T17">6Xp: </text:span>Seu personagem fica incapacitado de fazer qualquer ação, e se ficar durante 5 rodadas em contato com a substância seu personagem pode morrer.</text:p>
        </text:list-item>
      </text:list>
      <text:p text:style-name="Standard"><text:span text:style-name="T17">N.T.: </text:span>Você deve descrever no campo de história de seu personagem citações sobre essa alergia com o título <text:span text:style-name="T17">Alergia</text:span>.</text:p>
      <text:p text:style-name="Standard"><text:span text:style-name="T17">Problemas Respiratórios (+4): </text:span>Seu personagem possui dificuldades respiratórias, resultando em uma penalidade de <text:span text:style-name="T17">-</text:span><text:span text:style-name="T18">1 </text:span>em <text:span text:style-name="T17">FOR</text:span> e <text:span text:style-name="T17">DES</text:span>.</text:p>
      <text:p text:style-name="Standard"><text:span text:style-name="T17">Pequeno (+2):</text:span> Seu personagem é significativamente menor que os outros de sua raça, sofrendo uma penalidade de <text:span text:style-name="T17">-1D10</text:span> em testes de DES.</text:p>
      <text:p text:style-name="Standard"><text:span text:style-name="T17">Deformado (+4):</text:span> Seu personagem possui alguma deformidade física que pode afetar negativamente suas habilidades, seja com penalidades em testes ou modificações de ocasião.</text:p>
      <text:p text:style-name="P13"><text:span text:style-name="T17">N.T.: </text:span>Descrever na Ficha o grau de deformidade para definir quais atributos elas irão afetar.</text:p>
      <text:p text:style-name="Standard"><text:span text:style-name="T17">Mudo (+4):</text:span> Seu personagem perdeu completamente a capacidade de comunicação, a menos que a comunicação por sons não seja padrão para sua raça.</text:p>
      <text:p text:style-name="Standard"><text:span text:style-name="T17">Vício (+3): </text:span>Seu personagem é viciado em uma substância específica, sofrendo penalidades em suas jogadas de dados caso não a utilize regularmente:</text:p>
      <text:list xml:id="list3430493843" text:style-name="L2">
        <text:list-item>
          <text:p text:style-name="P10"><text:span text:style-name="T17">1 Dia de abstinência:</text:span> Penalidade de<text:span text:style-name="T17"> -1 </text:span>em qualquer teste;</text:p>
        </text:list-item>
        <text:list-item>
          <text:p text:style-name="P10"><text:span text:style-name="T17">2 Dias de abstinência:</text:span> Penalidade de <text:span text:style-name="T17">-2 </text:span>em qualquer teste;</text:p>
        </text:list-item>
        <text:list-item>
          <text:p text:style-name="P10"><text:span text:style-name="T17">3 Dias de abstinência:</text:span> Penalidade de<text:span text:style-name="T17"> -4</text:span> em qualquer teste;</text:p>
        </text:list-item>
        <text:list-item>
          <text:p text:style-name="P10"><text:span text:style-name="T17">4 Dias ou mais de abstinência:</text:span> Penalidade de <text:span text:style-name="T17">-6</text:span> em quaisquer testes além de ficar delirando.</text:p>
        </text:list-item>
      </text:list>
      <text:p text:style-name="P13"><text:span text:style-name="T17">N.T.: </text:span>Descrever na Ficha qual substância o personagem é viciado, e qual a frequência ele deve usar a substância, por exemplo: “<text:span text:style-name="T2">Viciado em Morfina: usar 1 vez a cada semana</text:span><text:span text:style-name="T37">”</text:span>.</text:p>
      <text:p text:style-name="Standard"><text:span text:style-name="T17">Doença Contagiosa (+2):</text:span> Seu personagem possui uma doença contagiosa que pode afetar outros personagens, resultando em penalidades de dados e exigindo tratamento. <text:span text:style-name="T32">Descreva na ficha qual é essa doença contagiosa. </text:span></text:p>
      <text:p text:style-name="P13"><text:span text:style-name="T17">N.T.: </text:span>Não pode ser doenças simples como gripe. Deve ser uma doença com mais riscos. </text:p>
      <text:p text:style-name="P13"><text:span text:style-name="T17">Fragilidade (+</text:span><text:span text:style-name="T27">6</text:span><text:span text:style-name="T17">):</text:span> Seu personagem é fisicamente frágil e suscetível a ferimentos graves. Ele sofre uma penalidade de <text:span text:style-name="T17">-</text:span><text:span text:style-name="T27">3</text:span><text:span text:style-name="T17">D10 </text:span>em testes de resistência e está mais propenso a se machucar em combate.</text:p>
      <text:h text:style-name="P3" text:outline-level="3"><text:soft-page-break/><text:span text:style-name="T4">M</text:span><text:span text:style-name="T3">entais</text:span></text:h>
      <text:h text:style-name="P5" text:outline-level="4"><text:span text:style-name="T31">Vantagens</text:span>:</text:h>
      <text:p text:style-name="P11"><text:span text:style-name="T17">Bom Senso (-5): </text:span>Seu personagem possui uma grande sabedoria sobre o certo e o errado, o que lhe permite tomar as melhores decisões. Esta qualidade permite ao jogador consultar o mestre sobre como uma ação proposta poderia influenciar positiva ou negativamente na narrativa.</text:p>
      <text:p text:style-name="P11"><text:span text:style-name="T17">Mais de Si (-4)</text:span>: Após longos períodos de autoestudo, seu personagem é capaz de reconhecer características semelhantes às suas em outras pessoas. Testes realizados contra alguém com características semelhantes recebem um bônus de +2D10.</text:p>
      <text:p text:style-name="P11"><text:span text:style-name="T17">Memória Fotográfica (-3)</text:span>: Seu personagem tem uma memória excepcionalmente nítida, o que facilita sua capacidade de aprender e recordar informações observadas durante sua jornada. Testes que envolvam inteligência têm seu ND reduzido em 2, e o narrador fornece informações detalhadas sobre eventos observados.</text:p>
      <text:p text:style-name="P11"><text:span text:style-name="T17">Sono Sobrenatural (-3): </text:span>Seu personagem desperta de seu sono sempre que um perigo iminente se aproxima.</text:p>
      <text:p text:style-name="P11"><text:span text:style-name="T17">Perseverança Elevada (-4):</text:span> Seu personagem possui uma perseverança excepcionalmente alta, permitindo-lhe resistir a controles mentais básicos ou fortes. Além disso, recebe um bônus de +2 de perseverança na ficha.</text:p>
      <text:p text:style-name="P11"><text:span text:style-name="T17">Grande </text:span><text:span text:style-name="T18">Condutor</text:span><text:span text:style-name="T17"> (-3):</text:span> Seu personagem possui habilidades excepcionais de condução de veículos, reduzindo o ND em 2 em testes relacionados a conduzir<text:span text:style-name="T38"> veículos</text:span>.</text:p>
      <text:p text:style-name="P11"><text:span text:style-name="T17">Perceber Armadilhas (-4):</text:span> Seu personagem é habilidoso em identificar armadilhas, podendo realizar testes para percebê-las sempre que estiver próximo. A dificuldade do teste diminui em -1 se o personagem tiver a perícia Armadilha.</text:p>
      <text:p text:style-name="P11"><text:span text:style-name="T17">Intuição Afiada (-3):</text:span> Seu personagem possui uma intuição excepcionalmente aguçada, permitindo-lhe perceber sutilezas e detectar mentiras com mais facilidade. Testes <text:span text:style-name="T44">para detectar blefes e mentiras tem seu </text:span><text:span text:style-name="T25">ND</text:span><text:span text:style-name="T44"> diminuido em </text:span><text:span text:style-name="T25">-2</text:span>.</text:p>
      <text:p text:style-name="P11"><text:span text:style-name="T17">Raciocínio Lógico (-3):</text:span> Seu personagem possui uma mente lógica e analítica, permitindo-lhe resolver problemas complexos com mais facilidade. Testes de inteligência têm seu <text:span text:style-name="T17">ND</text:span> reduzido em <text:span text:style-name="T17">2</text:span>.</text:p>
      <text:h text:style-name="P5" text:outline-level="4"><text:span text:style-name="T4">Desvantagens:</text:span></text:h>
      <text:p text:style-name="P11"><text:span text:style-name="T17">Sono de Pedra (+2): </text:span>Seu personagem tem dificuldade em acordar, aumentando o ND em testes relacionados a esta característica.</text:p>
      <text:p text:style-name="P11"><text:span text:style-name="T17">Amnésia (+3): </text:span>Seu personagem sofre de amnésia, incapaz de recordar seu passado ou eventos recentes. Testes que envolvem inteligência têm seu ND <text:span text:style-name="T38">bonificado</text:span> em 2.</text:p>
      <text:p text:style-name="P11"><text:span text:style-name="T17">Impaciente (+1):</text:span> Seu personagem tem pouca paciência para esperar. Deve fazer um teste de <text:span text:style-name="T17">Coragem ND </text:span><text:span text:style-name="T19">8</text:span> sempre que for colocado em uma situação de espera para decidir se agirá por conta própria.</text:p>
      <text:p text:style-name="P11"><text:span text:style-name="T17"/></text:p>
      <text:p text:style-name="P11"><text:soft-page-break/><text:span text:style-name="T17">Alucinações (+</text:span><text:span text:style-name="T19">6</text:span><text:span text:style-name="T17">)</text:span>: Seu personagem sofre de alucinações, o que pode afetar sua sanidade. <text:span text:style-name="T39">Em momentos inoportunos, o personagem pode não conseguir discernir entre a realidade e a ilusão. Podendo ver coisas, escutar e até mesmo agir contra elementos que não existem. O Narrador pode jogar um teste de </text:span><text:span text:style-name="T19">2d10 ND7</text:span><text:span text:style-name="T39">, caso passe, poderá realizar um evento de alucinação contra o jogador.</text:span></text:p>
      <text:p text:style-name="P11"><text:span text:style-name="T17">Perseverança Comprometida (+</text:span><text:span text:style-name="T19">5</text:span><text:span text:style-name="T17">)</text:span>: Seu personagem só pode usar sua perseverança quando sua existência está comprometida.</text:p>
      <text:p text:style-name="P11"><text:span text:style-name="T17">Distraído (+2): </text:span>Seu personagem tem dificuldade em se concentrar e lembrar de detalhes importantes. Deve fazer um teste de <text:span text:style-name="T17">SAB ND9 </text:span>sempre que precisar lembrar de algo.</text:p>
      <text:p text:style-name="P11"><text:span text:style-name="T17">Memória Fraca (+</text:span><text:span text:style-name="T27">4</text:span><text:span text:style-name="T17">):</text:span> Seu personagem tem uma memória fraca e tende a esquecer informações importantes com facilidade, o que pode dificultar a resolução de problemas ou a tomada de decisões informadas. <text:span text:style-name="T46">Testes para recordar de elementos da trama tem dificuldade aumentada em </text:span><text:span text:style-name="T27">+2 ND</text:span><text:span text:style-name="T36">.</text:span></text:p>
      <text:h text:style-name="P4" text:outline-level="3"><text:span text:style-name="T4">P</text:span><text:span text:style-name="T3">sicológicos</text:span></text:h>
      <text:h text:style-name="P6" text:outline-level="4"><text:span text:style-name="T31">Vantagens</text:span>:</text:h>
      <text:p text:style-name="P14"><text:span text:style-name="T17">Conduta de Honra (-3):</text:span> Seu personagem segue um código de honra inabalável, resistindo a tentações ou manipulações que possam violar seus princípios. Testes relacionados a este código recebem um bônus de <text:span text:style-name="T17">+3D10</text:span>. <text:span text:style-name="T40">Na ficha de background <text:s/>de seu personagem, detalhe </text:span>sobre o código de honra, incluindo todas as regras de conduta às quais seu personagem está vinculado.</text:p>
      <text:p text:style-name="P12"><text:span text:style-name="T17">Calmo (-3): </text:span>Seu personagem mantém a calma em todas as situações, resistindo a provocações ou eventos estressantes na narrativa. Testes para manter a calma têm seu <text:span text:style-name="T17">ND</text:span> reduzido para <text:span text:style-name="T17">2</text:span>.</text:p>
      <text:p text:style-name="P12"><text:span text:style-name="T17">Empatia (-3):</text:span> Seu personagem possui uma habilidade natural para entender e compartilhar os sentimentos dos outros, o que pode facilitar a construção de relacionamentos e a resolução de conflitos, <text:span text:style-name="T44">diminuindo o </text:span><text:span text:style-name="T25">ND</text:span><text:span text:style-name="T44"> de testes relacionados em </text:span><text:span text:style-name="T25">-2</text:span><text:span text:style-name="T44">.</text:span></text:p>
      <text:p text:style-name="P12"><text:span text:style-name="T17">Perspicácia (-</text:span><text:span text:style-name="T30">4</text:span><text:span text:style-name="T17">):</text:span> Seu personagem é extremamente perspicaz e tem uma capacidade aguçada de observar e compreender as motivações e intenções dos outros. Isso o torna um bom juiz de caráter e o ajuda a antecipar as ações dos outros. <text:span text:style-name="T48">Ele pode pedir ao mestre para descrever as reais intenções de um determinado PNJ através de um teste de </text:span><text:span text:style-name="T29">2d10 ND7</text:span><text:span text:style-name="T48">.</text:span></text:p>
      <text:h text:style-name="P6" text:outline-level="4"><text:span text:style-name="T11">Desvantagens:</text:span></text:h>
      <text:p text:style-name="P12"><text:span text:style-name="T17">Grande Segredo (+3):</text:span> Seu personagem guarda um segredo que, se revelado, pode comprometer sua reputação ou até mesmo colocar sua vida em risco. Esse segredo deve ser documentado separadamente e mantido oculto dos outros personagens.</text:p>
      <text:p text:style-name="P12"><text:span text:style-name="T17">Ódio Mortal (+2): </text:span>Seu personagem nutre um ódio profundo por um ser, raça ou organização devido a eventos passados. Esse ódio pode consumi-lo, levando-o a buscar vingança a todo custo. Detalhes sobre os eventos que desencadearam esse ódio devem ser registrados <text:span text:style-name="T40">no background do personagem</text:span>.</text:p>
      <text:p text:style-name="P14"><text:span text:style-name="T17"/></text:p>
      <text:p text:style-name="P14"><text:span text:style-name="T17"/></text:p>
      <text:p text:style-name="P14"><text:span text:style-name="T17"/></text:p>
      <text:p text:style-name="P14"><text:soft-page-break/><text:span text:style-name="T17">Pesadelos (+</text:span><text:span text:style-name="T20">6</text:span><text:span text:style-name="T17">):</text:span> Seu personagem é atormentado por um pesadelo recorrente, que afeta sua vigília e desempenho durante o dia.</text:p>
      <text:p text:style-name="P14"><text:tab/><text:span text:style-name="T40">Toda noite de sono o mestre pode realizar um teste de </text:span><text:span text:style-name="T20">2D10 ND8</text:span><text:span text:style-name="T40">, caso passe, o personagem irá ter o pesadelo. Após isso, não conseguirá mais dormir, e terá uma penalidade de +2 no ND de qualquer teste que queira fazer até o próximo sono.</text:span></text:p>
      <text:p text:style-name="P15"><text:span text:style-name="T17">N.T.: </text:span>A Penalidade pode ser cortado temporariamente se o personagem tomar a cada 4 horas narrativas uma bebida energética.</text:p>
      <text:p text:style-name="P12"><text:span text:style-name="T17">Fobia (+2): </text:span>Seu personagem tem um medo intenso de algo específico e tenta evitar encontrá-lo a todo custo. Sempre que confrontado com sua fobia, deve fazer um teste de <text:span text:style-name="T17">coragem ND</text:span><text:span text:style-name="T20">7</text:span>. Falha resulta em desmaio por uma rodada. A fobia deve ser detalhada n<text:span text:style-name="T41">o background</text:span> do personagem.</text:p>
      <text:p text:style-name="P12"><text:span text:style-name="T17">Excesso de Confiança (+</text:span><text:span text:style-name="T21">4</text:span><text:span text:style-name="T17">):</text:span> Seu personagem possui um ego inflado, acreditando que nada pode derrotá-lo. Ele pode se recusar a recuar mesmo diante de adversários superiores. Para fugir de uma batalha, deve fazer um teste de <text:span text:style-name="T17">Sabedoria ND</text:span><text:span text:style-name="T21">7</text:span>. Se passar, reconhece sua incapacidade de lutar naquele momento.</text:p>
      <text:p text:style-name="P12"><text:span text:style-name="T17">Timidez (+</text:span><text:span text:style-name="T22">4</text:span><text:span text:style-name="T17">): </text:span>Seu personagem enfrenta dificuldades em interações sociais e prefere evitá-las sempre que possível. Testes que envolvem situações sociais têm seu <text:span text:style-name="T17">ND</text:span> elevado, dependendo da quantidade de pessoas envolvidas.</text:p>
      <text:p text:style-name="P12"><text:span text:style-name="T17">Gago (+3)</text:span>: Seu personagem tem dificuldade em falar fluentemente, resultando em problemas de comunicação. Todos os testes de comunicação têm seu <text:span text:style-name="T17">ND </text:span><text:span text:style-name="T42">bonificado </text:span>em <text:span text:style-name="T17">+2</text:span>.</text:p>
      <text:p text:style-name="P12"><text:span text:style-name="T17">Irritado (+3)</text:span>: Seu personagem se irrita facilmente com provocações, podendo reagir com agressão física ou verbal. <text:span text:style-name="T42">Testes de autocontrole nessas situações tem seu </text:span><text:span text:style-name="T22">ND </text:span><text:span text:style-name="T34">bonificado</text:span><text:span text:style-name="T22"> </text:span><text:span text:style-name="T34">em</text:span><text:span text:style-name="T22"> +3</text:span><text:span text:style-name="T34">.</text:span></text:p>
      <text:p text:style-name="P12"><text:span text:style-name="T22">Aversão a Riscos (+</text:span><text:span text:style-name="T25">3</text:span><text:span text:style-name="T22">)</text:span><text:span text:style-name="T34">: Seu personagem é excessivamente cauteloso e evita situações de risco sempre que possível, o que pode limitar suas oportunidades de crescimento ou aventura. </text:span><text:span text:style-name="T35">Para contrariar sua desvantagem, o jogador deve jogar um teste de </text:span><text:span text:style-name="T25">2d10 + Sabedoria ND8</text:span><text:span text:style-name="T35">. Caso passe, ele pode ignorar a desvantagem naquela tomada de descisão.</text:span></text:p>
      <text:p text:style-name="P12"><text:span text:style-name="T17">Instabilidade Emocional (+4)</text:span>: Seu personagem é emocionalmente instável e tem dificuldade em controlar suas emoções. Ele pode ter mudanças de humor repentinas ou reações exageradas a eventos cotidianos, o que pode afetar seus relacionamentos e decisões. <text:span text:style-name="T47">Joga-se um teste de </text:span><text:span text:style-name="T28">2d10 ND7</text:span><text:span text:style-name="T47"> para traca de humor, e testes para controlar emoções tem um </text:span><text:span text:style-name="T28">ND +2</text:span><text:span text:style-name="T47">.</text:span></text:p>
      <text:h text:style-name="P3" text:outline-level="3"><text:span text:style-name="T4">S</text:span><text:span text:style-name="T3">obrenaturais</text:span></text:h>
      <text:h text:style-name="P5" text:outline-level="4"><text:span text:style-name="T31">Vantagens</text:span>:</text:h>
      <text:p text:style-name="P11"><text:span text:style-name="T17">Médium (-2)</text:span>: A alma do seu personagem não está totalmente fundida à sua estrutura física, permitindo que ele tenha sensibilidade aos espíritos e ao mundo espiritual ao seu redor.</text:p>
      <text:p text:style-name="P11"><text:span text:style-name="T17">Presença do Perigo (-3)</text:span>: Seu personagem possui um sentido sobrenatural que o alerta sobre perigos iminentes antes mesmo de acontecerem. O mestre realiza discretamente um teste de <text:span text:style-name="T17">2D10 ND7</text:span>, e se for bem-sucedido, informa ao jogador sobre a presença do perigo. Além disso, o jogador pode solicitar informações ao mestre quando estiver desconfiado, após realizar o teste mencionado anteriormente.</text:p>
      <text:p text:style-name="P11"><text:soft-page-break/><text:span text:style-name="T17">Sorte (-5)</text:span>: Seu personagem possui uma influência sobrenatural que lhe concede a capacidade de repetir até <text:span text:style-name="T17">quatro vezes </text:span>testes que tenham falhado durante a narrativa. No entanto, apenas um teste pode ser repetido por vez.</text:p>
      <text:p text:style-name="P11"><text:span text:style-name="T17">Amor (-4)</text:span><text:span text:style-name="T33">:</text:span><text:span text:style-name="T17"> </text:span>Seu personagem é ou será profundamente apaixonado por alguém, o que lhe confere uma fonte de perseverança em suas ações. Testes de perseverança relacionados ao amor do personagem são automaticamente bem-sucedidos. Além disso, o personagem ganha +2 de perseverança. O nome do amor deve ser registrado na descrição do personagem.</text:p>
      <text:p text:style-name="P11"><text:span text:style-name="T17">Bênção (-5)</text:span>: Seu personagem é abençoado por uma divindade, concedendo-lhe a capacidade de passar automaticamente em <text:span text:style-name="T23">dois</text:span> <text:span text:style-name="T17">teste</text:span> uma vez por narrativa.</text:p>
      <text:p text:style-name="P11"><text:span text:style-name="T17">Proteção Divina (-6)</text:span>: Seu personagem está sob a proteção de uma divindade, que pode intervir em momentos de grande perigo. Uma vez por narrativa, o jogador pode anular todo o dano causado por um ataque, mediante a ocorrência de um evento narrativo relacionado à intervenção divina.</text:p>
      <text:p text:style-name="P11"><text:span text:style-name="T17">Maestria do CLOL (-5):</text:span> Seu personagem possui habilidades excepcionais no controle de sua energia, reduzindo o <text:span text:style-name="T17">ND</text:span> em <text:span text:style-name="T17">-2</text:span> para testes relacionados ao CLOL. Essa vantagem é especialmente útil para o uso de itens que requerem concentração e manipulação do CLOL.</text:p>
      <text:p text:style-name="P11"><text:span text:style-name="T17">Autoridade das Habilidades (-6):</text:span> O jogador com esta vantagem pode invocar qualquer habilidade secundária gestual e vocal apenas com o poder do pensamento. <text:span text:style-name="T43">Embora seja necessário que ele tenha maestria com essa habilidade, isso é, ter obtido </text:span><text:span text:style-name="T24">5 </text:span><text:span text:style-name="T23">acertos criticos</text:span><text:span text:style-name="T43"> usando a habilidade. </text:span></text:p>
      <text:h text:style-name="P5" text:outline-level="4"><text:span text:style-name="T11">Desvantagens:</text:span></text:h>
      <text:p text:style-name="P11"><text:span text:style-name="T7">Gelado (+2):</text:span><text:span text:style-name="T11"> Seu personagem é seguido por uma aura de frieza que incomoda tanto ele quanto as pessoas ao seu redor. Testes de interação social têm seu </text:span><text:span text:style-name="T7">ND</text:span><text:span text:style-name="T11"> elevado para </text:span><text:span text:style-name="T7">2</text:span><text:span text:style-name="T11">.</text:span></text:p>
      <text:p text:style-name="P11"><text:span text:style-name="T7">Assombrado (+3):</text:span><text:span text:style-name="T11"> Uma azmir odeia intensamente seu personagem e está determinada a tornar sua vida um inferno. Essa azmir possui habilidades sobrenaturais, como mover objetos, se comunicar e imitar outros seres. As ações específicas dessa azmir ficam a critério do mestre.</text:span></text:p>
      <text:p text:style-name="P16"><text:span text:style-name="T7">N.</text:span><text:span text:style-name="T6">T.: </text:span><text:span text:style-name="T3">Normalmente essa Azmir morreu por motivos relacionados ao Jogador, em alguns casos é aconselhavel pegar a desvantagem de Grande Segredo, ou apenas contar o que aconteceu no passado do personagem, para ter uma alma odiando ele.</text:span></text:p>
      <text:p text:style-name="P11"><text:span text:style-name="T7">Maldição das Habilidades (+8)</text:span><text:span text:style-name="T11">: Seu personagem enfrenta uma maldição que torna o aprendizado de habilidades muito mais difícil. O custo para adquirir e aprender habilidades é dobrado </text:span><text:span text:style-name="T12">após terminar de criar a ficha.</text:span></text:p>
      <text:p text:style-name="P11"><text:span text:style-name="T8">Maldição (</text:span><text:span text:style-name="T9">+6</text:span><text:span text:style-name="T8">):</text:span><text:span text:style-name="T12"> Seu personagem está sob uma maldição que traz consequências negativas para sua vida, como azar, má sorte ou efeitos físicos prejudiciais. Ele pode enfrentar obstáculos adicionais ou ser alvo de eventos desafortunados devido a essa maldição. </text:span><text:span text:style-name="T13">O mestre pode dar preferencia ao personagem sobre qualquer evento negativo, dobrando seus efeitos ou apenas selecionando ele altomáticamente. Porém deve realizar um teste de </text:span><text:span text:style-name="T9">2D10 ND7</text:span><text:span text:style-name="T10">. Caso passe, a maldição é ativada e o mestre pode aplicar os efeitos.</text:span></text:p>
      <text:p text:style-name="P11"><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Mono" svg:font-family="'Droid Sans Mono', monospace, monospace"/>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style:font-face style:name="system-ui" svg:font-family="system-ui, apple-system, 'Segoe UI', Roboto, 'Helvetica Neue', 'Noto Sans', 'Liberation Sans', Arial, sans-serif, 'Apple Color Emoji', 'Segoe UI Emoji', 'Segoe UI Symbol', 'Noto Color Emoji'"/>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05-01T13:43:23.714221690</dc:date>
    <meta:editing-cycles>93</meta:editing-cycles>
    <meta:editing-duration>PT19H28M38S</meta:editing-duration>
    <meta:generator>LibreOffice/7.5.3.2$Linux_X86_64 LibreOffice_project/9f56dff12ba03b9acd7730a5a481eea045e468f3</meta:generator>
    <meta:document-statistic meta:table-count="0" meta:image-count="0" meta:object-count="0" meta:page-count="6" meta:paragraph-count="91" meta:word-count="2443" meta:character-count="15618" meta:non-whitespace-character-count="13270"/>
    <meta:user-defined meta:name="KSOProductBuildVer">1046-11.1.0.8865</meta:user-defined>
  </office:meta>
</office:document-meta>
</file>